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 loext:decorative="false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17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TLPゴシック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4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<text:s text:c="17"/></text:span><text:span text:style-name="T1">5 </text:span></text:p>
          </draw:text-box>
        </draw:frame>
        <draw:frame draw:style-name="gr5" draw:text-style-name="P3" draw:layer="layout" svg:width="1.5cm" svg:height="1.967cm" svg:x="13.5cm" svg:y="3.533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6" draw:text-style-name="P1" draw:layer="layout" svg:x1="22.5cm" svg:y1="5.5cm" svg:x2="13.5cm" svg:y2="13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<text:s text:c="6"/></text:span><text:span text:style-name="T1">-5 <text:s text:c="9"/></text:span></text:p>
          </draw:text-box>
        </draw:frame>
        <draw:line draw:style-name="gr6" draw:text-style-name="P1" draw:layer="layout" svg:x1="22.499cm" svg:y1="5.4cm" svg:x2="22.6cm" svg:y2="13cm">
          <text:p/>
        </draw:line>
        <draw:line draw:style-name="gr6" draw:text-style-name="P1" draw:layer="layout" svg:x1="13.499cm" svg:y1="5.4cm" svg:x2="4.499cm" svg:y2="12.9cm">
          <text:p/>
        </draw:line>
        <draw:line draw:style-name="gr6" draw:text-style-name="P1" draw:layer="layout" svg:x1="13.498cm" svg:y1="5.3cm" svg:x2="13.599cm" svg:y2="12.9cm">
          <text:p/>
        </draw:line>
        <draw:line draw:style-name="gr6" draw:text-style-name="P1" draw:layer="layout" svg:x1="4.399cm" svg:y1="5.4cm" svg:x2="-4.601cm" svg:y2="12.9cm">
          <text:p/>
        </draw:line>
        <draw:line draw:style-name="gr6" draw:text-style-name="P1" draw:layer="layout" svg:x1="4.398cm" svg:y1="5.3cm" svg:x2="4.499cm" svg:y2="12.9cm">
          <text:p/>
        </draw:line>
        <draw:line draw:style-name="gr6" draw:text-style-name="P1" draw:layer="layout" svg:x1="31.699cm" svg:y1="5.4cm" svg:x2="22.699cm" svg:y2="12.9cm">
          <text:p/>
        </draw:line>
        <draw:line draw:style-name="gr6" draw:text-style-name="P1" draw:layer="layout" svg:x1="31.698cm" svg:y1="5.3cm" svg:x2="31.799cm" svg:y2="12.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5-11-30T13:02:01.580507398</dc:date>
    <meta:editing-cycles>9</meta:editing-cycles>
    <meta:editing-duration>PT11M32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